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95c3" officeooo:paragraph-rsid="001f95c3"/>
    </style:style>
    <style:style style:name="P2" style:family="paragraph" style:parent-style-name="Standard">
      <style:text-properties officeooo:rsid="001f95c3" officeooo:paragraph-rsid="001f95c3"/>
    </style:style>
    <style:style style:name="P3" style:family="paragraph" style:parent-style-name="Standard">
      <style:text-properties officeooo:rsid="00215baf" officeooo:paragraph-rsid="00215b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1/2 cups warm (110 to 115 degrees F) water</text:p>
      <text:p text:style-name="P1">1 tablespoon sugar</text:p>
      <text:p text:style-name="P1">2 teaspoons kosher salt</text:p>
      <text:p text:style-name="P1">1 package active dry yeast</text:p>
      <text:p text:style-name="P1">22 ounces all-purpose flour, approximately 4 1/2 cups</text:p>
      <text:p text:style-name="P1">2 ounces unsalted butter, melted</text:p>
      <text:p text:style-name="P1">Vegetable oil, for pan</text:p>
      <text:p text:style-name="P1">10 cups water</text:p>
      <text:p text:style-name="P1">2/3 cup baking soda</text:p>
      <text:p text:style-name="P1">1 large egg yolk beaten with 1 tablespoon water</text:p>
      <text:p text:style-name="P1">Pretzel salt</text:p>
      <text:p text:style-name="P1"/>
      <text:p text:style-name="P1"/>
      <text:p text:style-name="P3">In large bowl, stir yeast, sugar and warm water.</text:p>
      <text:p text:style-name="P3">Let rest till yeast is dissolved and is a little foamy.</text:p>
      <text:p text:style-name="P3">Stir in 1 cup flour. Then rest of flour mixed with the 1 Tbl salt.</text:p>
      <text:p text:style-name="P3">Knead on lightly floured surface till smooth.</text:p>
      <text:p text:style-name="P3">Place in oiled bowl, rolling around till all oiled. Cover and let rise till doubled in size.</text:p>
      <text:p text:style-name="P3">Remove and knead again just a little bit, gently.</text:p>
      <text:p text:style-name="P3">Cut into 16 pcs., roll each pc. into 14" ropes, shape into pretzels and place on greased cookie sheet.</text:p>
      <text:p text:style-name="P3">Cover and let rise 15 minutes.</text:p>
      <text:p text:style-name="P3">Drop each, one or 2 at a time into a small pot of boiling water, boiling each 1 minute, and replace back onto greased cookie sheet.</text:p>
      <text:p text:style-name="P3">Brush each with egg-wash (1 egg beaten with 1 Tbl. water), sprinkle with coarse salt. Bake in preheated 450º oven for 12-15 minutes! This is the best recipe to make real soft pretzel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41:54.366814771</meta:creation-date>
    <meta:editing-duration>P13DT12M15S</meta:editing-duration>
    <meta:editing-cycles>2</meta:editing-cycles>
    <meta:generator>LibreOffice/5.1.6.2$Linux_X86_64 LibreOffice_project/10m0$Build-2</meta:generator>
    <dc:date>2017-03-19T18:04:19.169794368</dc:date>
    <meta:document-statistic meta:table-count="0" meta:image-count="0" meta:object-count="0" meta:page-count="1" meta:paragraph-count="21" meta:word-count="209" meta:character-count="1111" meta:non-whitespace-character-count="923"/>
  </office:meta>
</office:document-meta>
</file>